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Heading_20_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166.png" xlink:type="simple" xlink:show="embed" xlink:actuate="onLoad"/></draw:frame></text:p>
          </table:table-cell>
          <table:table-cell table:style-name="Table1.B1" office:value-type="string">
            <text:h text:style-name="P5" text:outline-level="1">Один из многих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6">C</text:span><text:span text:style-name="T7">и</text:span> <text:span text:style-name="T6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166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реализует <text:span text:style-name="T1">специальный</text:span> алгоритм формирования <text:span text:style-name="T2">логических</text:span> сигналов в векторе <text:span text:style-name="T2">выхода</text:span> в зависимости от <text:span text:style-name="T2">изменения</text:span> типа <text:span text:style-name="T2">логического</text:span> сигнала в векторе <text:span text:style-name="T2">входа</text:span>. </text:p>
            <text:p text:style-name="P4"><text:span text:style-name="T1">Алгоритм</text:span> работы блока:</text:p>
            <text:p text:style-name="P4">До начала процесса моделирования в диалоговом окне блока <text:span text:style-name="T1">только один</text:span> сигнал (например, <text:span text:style-name="T1">N</text:span>-ый) в векторе выхода может быть задан как сигнал типа <text:span text:style-name="T1">TRUE</text:span> (<text:span text:style-name="T2">активный</text:span>), независимо от типа соответствующего (<text:span text:style-name="T1">N</text:span>-го) сигнала в векторе <text:span text:style-name="T2">входа</text:span>. <text:span text:style-name="T1">Все</text:span> остальные выходные сигналы считаются сигналами типа <text:span text:style-name="T1">FALSE</text:span> (неактивный), независимо от типа <text:span text:style-name="T2">соответствующих</text:span> сигналов в векторе входа.</text:p>
            <text:p text:style-name="P4">Если в процессе моделирования какой-то <text:span text:style-name="T3">логический</text:span> сигнал (любой, кроме <text:span text:style-name="T1">N</text:span>-го) в векторе <text:span text:style-name="T2">входа</text:span> изменил свой тип с <text:span text:style-name="T1">FALSE</text:span> на <text:span text:style-name="T1">TRUE</text:span>, то <text:span text:style-name="T2">соответствующий</text:span> сигнал в векторе <text:span text:style-name="T2">выхода</text:span> изменяет свой тип на <text:span text:style-name="T1">TRUE</text:span> (<text:span text:style-name="T2">активный</text:span>) и одновременно <text:span text:style-name="T1">N</text:span>-ый сигнал в векторе выхода становится типа <text:span text:style-name="T4">FALSE</text:span> (неактивный).</text:p>
            <text:p text:style-name="P4"><text:span text:style-name="T1">Свойства</text:span>:<text:span text:style-name="T5"> для работы блока свойства задавать не требуется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дин из многих</dc:title>
    <dc:date>2014-12-16T20:46:10.70</dc:date>
    <meta:generator>OpenOffice/4.1.1$Win32 OpenOffice.org_project/411m6$Build-9775</meta:generator>
    <meta:editing-duration>PT2H11M57S</meta:editing-duration>
    <meta:editing-cycles>106</meta:editing-cycles>
    <meta:document-statistic meta:table-count="1" meta:image-count="2" meta:object-count="0" meta:page-count="1" meta:paragraph-count="11" meta:word-count="136" meta:character-count="939"/>
  </office:meta>
</office:document-meta>
</file>